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a838" officeooo:paragraph-rsid="0018a838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282c" officeooo:paragraph-rsid="001a282c"/>
    </style:style>
    <style:style style:name="P5" style:family="paragraph" style:parent-style-name="Standard">
      <style:paragraph-properties fo:text-align="center" style:justify-single-word="false"/>
      <style:text-properties officeooo:rsid="001a282c" officeooo:paragraph-rsid="001a282c"/>
    </style:style>
    <style:style style:name="T1" style:family="text">
      <style:text-properties officeooo:rsid="001ae405"/>
    </style:style>
    <style:style style:name="T2" style:family="text">
      <style:text-properties officeooo:rsid="001a2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2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Na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a <text:span text:style-name="T1">nazione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2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3-03T10:50:38.745070255</dc:date>
    <meta:editing-duration>PT2M47S</meta:editing-duration>
    <meta:editing-cycles>3</meta:editing-cycles>
    <meta:document-statistic meta:table-count="2" meta:image-count="0" meta:object-count="0" meta:page-count="1" meta:paragraph-count="35" meta:word-count="47" meta:character-count="307" meta:non-whitespace-character-count="295"/>
  </office:meta>
</office:document-meta>
</file>